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2mm" fo:margin-left="37.61mm" table:align="left" style:writing-mode="lr-tb"/>
    </style:style>
    <style:style style:name="Table1.A" style:family="table-column">
      <style:table-column-properties style:column-width="101.34mm"/>
    </style:style>
    <style:style style:name="Table1.B" style:family="table-column">
      <style:table-column-properties style:column-width="8.2mm"/>
    </style:style>
    <style:style style:name="Table1.C" style:family="table-column">
      <style:table-column-properties style:column-width="23.28mm"/>
    </style:style>
    <style:style style:name="Table1.1" style:family="table-row">
      <style:table-row-properties style:row-height="32.5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8.47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77.41mm" fo:margin-left="0mm" table:align="left" style:writing-mode="lr-tb"/>
    </style:style>
    <style:style style:name="Table2.A" style:family="table-column">
      <style:table-column-properties style:column-width="177.41mm"/>
    </style:style>
    <style:style style:name="Table2.1" style:family="table-row">
      <style:table-row-properties style:row-height="19.24mm" fo:keep-together="auto"/>
    </style:style>
    <style:style style:name="Table2.A1" style:family="table-cell">
      <style:table-cell-properties fo:padding="0mm" fo:border="none"/>
    </style:style>
    <style:style style:name="Table3" style:family="table">
      <style:table-properties style:width="178.49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9.2mm" style:rel-column-width="4608*"/>
    </style:style>
    <style:style style:name="Table3.B" style:family="table-column">
      <style:table-column-properties style:column-width="89.29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4.73mm" fo:line-height="0.35mm"/>
    </style:style>
    <style:style style:name="P2" style:family="paragraph" style:parent-style-name="Standard">
      <style:paragraph-properties fo:margin-top="0mm" fo:margin-bottom="9.81mm" fo:line-height="0.35mm"/>
    </style:style>
    <style:style style:name="P3" style:family="paragraph" style:parent-style-name="Standard">
      <style:paragraph-properties fo:margin-left="0mm" fo:margin-right="104.14mm" fo:text-indent="0mm" style:auto-text-indent="false"/>
    </style:style>
    <style:style style:name="P4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83.31mm" style:leader-style="dotted" style:leader-text="."/>
          <style:tab-stop style:position="171.6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3.81mm" fo:margin-top="2.54mm" fo:margin-bottom="0mm" fo:line-height="150%" fo:text-align="justify" style:justify-single-word="false" fo:text-indent="0mm" style:auto-text-indent="false"/>
    </style:style>
    <style:style style:name="P6" style:family="paragraph" style:parent-style-name="Standard">
      <style:paragraph-properties fo:margin-left="5.77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7" style:family="paragraph" style:parent-style-name="Standard">
      <style:paragraph-properties fo:margin-left="5.77mm" fo:margin-right="0mm" fo:line-height="85%" fo:text-indent="0mm" style:auto-text-indent="false"/>
      <style:text-properties fo:color="#000000" style:font-name="Times New Roman1" fo:font-size="12pt" style:font-size-asian="12pt" style:text-scale="105%"/>
    </style:style>
    <style:style style:name="P8" style:family="paragraph" style:parent-style-name="Standard">
      <style:paragraph-properties fo:margin-left="5.77mm" fo:margin-right="0mm" fo:margin-top="9.53mm" fo:margin-bottom="0mm" fo:line-height="80%" fo:text-indent="0mm" style:auto-text-indent="false"/>
      <style:text-properties fo:color="#000000" style:font-name="Times New Roman1" fo:font-size="25pt" fo:font-weight="bold" style:font-size-asian="25pt" style:font-weight-asian="bold" style:text-scale="80%"/>
    </style:style>
    <style:style style:name="P9" style:family="paragraph" style:parent-style-name="Standard">
      <style:paragraph-properties fo:margin-top="6.35mm" fo:margin-bottom="0mm"/>
      <style:text-properties fo:color="#000000" style:font-name="Times New Roman" fo:font-size="12pt" fo:letter-spacing="-0.11mm" style:font-size-asian="12pt" style:text-scale="105%"/>
    </style:style>
    <style:style style:name="P10" style:family="paragraph" style:parent-style-name="Standard">
      <style:paragraph-properties fo:margin-left="58.42mm" fo:margin-right="0mm" fo:margin-top="10.8mm" fo:margin-bottom="12.7mm" fo:text-indent="0mm" style:auto-text-indent="false">
        <style:tab-stops>
          <style:tab-stop style:position="149.7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paragraph-properties fo:margin-left="58.42mm" fo:margin-right="0mm" fo:margin-top="1.91mm" fo:margin-bottom="3.18mm" fo:line-height="85%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12" style:family="paragraph" style:parent-style-name="Standard">
      <style:paragraph-properties fo:margin-top="0.64mm" fo:margin-bottom="4.45mm"/>
      <style:text-properties fo:color="#000000" style:font-name="Times New Roman" fo:font-size="9.5pt" fo:letter-spacing="-0.07mm" style:font-size-asian="9.5pt" style:text-scale="110%"/>
    </style:style>
    <style:style style:name="P13" style:family="paragraph" style:parent-style-name="Standard">
      <style:paragraph-properties fo:margin-left="0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top="1.27mm" fo:margin-bottom="0mm" fo:text-align="center" style:justify-single-word="false"/>
    </style:style>
    <style:style style:name="P25" style:family="paragraph" style:parent-style-name="Standard">
      <style:paragraph-properties fo:margin-top="5.08mm" fo:margin-bottom="0mm" fo:line-height="85%" fo:text-align="center" style:justify-single-word="false"/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P26" style:family="paragraph" style:parent-style-name="Standard">
      <style:text-properties fo:font-size="2pt" style:font-size-asian="2pt" style:font-size-complex="2pt"/>
    </style:style>
    <style:style style:name="P27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8" style:family="paragraph" style:parent-style-name="Standard" style:master-page-name="Standard">
      <style:paragraph-properties fo:line-height="0%" style:page-number="auto"/>
    </style:style>
    <style:style style:name="P29" style:family="paragraph" style:parent-style-name="Standard" style:list-style-name="WWNum1">
      <style:paragraph-properties fo:margin-left="0mm" fo:margin-right="0mm" fo:margin-top="1.91mm" fo:margin-bottom="0mm" fo:text-indent="8.89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30" style:family="paragraph" style:parent-style-name="Standard" style:list-style-name="WWNum1">
      <style:paragraph-properties fo:margin-left="8.89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31" style:family="paragraph" style:parent-style-name="Standard" style:list-style-name="WWNum1">
      <style:paragraph-properties fo:margin-left="0mm" fo:margin-right="88.9mm" fo:margin-top="1.91mm" fo:margin-bottom="0mm" fo:line-height="237%" fo:text-indent="8.89mm" style:auto-text-indent="false">
        <style:tab-stops>
          <style:tab-stop style:position="13.97mm" style:type="char" style:char="."/>
        </style:tab-stops>
      </style:paragraph-properties>
    </style:style>
    <style:style style:name="P3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6mm" style:font-size-asian="12pt" style:text-scale="105%"/>
    </style:style>
    <style:style style:name="T8" style:family="text">
      <style:text-properties fo:color="#000000" style:font-name="Times New Roman" fo:font-size="12pt" fo:letter-spacing="-0.04mm" style:font-size-asian="12pt" style:text-scale="105%"/>
    </style:style>
    <style:style style:name="T9" style:family="text">
      <style:text-properties fo:color="#000000" style:font-name="Times New Roman" fo:font-size="12pt" fo:letter-spacing="0.42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9" style:family="text">
      <style:text-properties fo:letter-spacing="-0.11mm"/>
    </style:style>
    <style:style style:name="T20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pan text:style-name="T2">THE COMPANIES ACT <text:line-break/></text:span><text:span text:style-name="T4">(CHAPTER 50) <text:line-break/></text:span><text:span text:style-name="T2">THE COMPANIES REGULATIONS <text:line-break/></text:span><text:span text:style-name="T6">SECTION 227K/REGULATION 38(1)</text:span></text:p>
            <text:p text:style-name="P25">NOTICE OF JUDICIAL MANAGEMENT ORDER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>FORM</text:p>
            <text:p text:style-name="P8">63I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Folio No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<text:span text:style-name="T19">Name of Company: <text:s/></text:span><text:span text:style-name="T20"><text:placeholder text:placeholder-type="text">&lt;o.name&gt;</text:placeholder></text:span><text:span text:style-name="T19"><text:line-break/><text:tab/><text:tab/><text:tab/><text:tab/><text:tab/>(Under judicial management)<text:line-break/></text:span>Company No: <text:span text:style-name="T20"><text:placeholder text:placeholder-type="text">&lt;o.uen&gt;</text:placeholder></text:span></text:p>
          </table:table-cell>
        </table:table-row>
      </table:table>
      <text:p text:style-name="P2"/>
      <text:p text:style-name="P3"><text:span text:style-name="T7">The Registrar of Companies &amp; Businesses, </text:span><text:span text:style-name="T3">Singapore</text:span></text:p>
      <text:p text:style-name="P4"><text:span text:style-name="T1">Notice is hereby given that on <text:tab/></text:span><text:span text:style-name="T3">day of<text:tab/></text:span></text:p>
      <text:p text:style-name="P5"><text:span text:style-name="T8">an order of the High Court for placing the abovenamed company under judicial management was </text:span><text:span text:style-name="T9">made pursuant to Petition No and the following person(s) was/were appointed </text:span><text:span text:style-name="T10">as the judicial manager(s):</text:span></text:p>
      <text:list xml:id="list3054846931" text:style-name="WWNum1">
        <text:list-item>
          <text:p text:style-name="P29"/>
        </text:list-item>
        <text:list-item>
          <text:p text:style-name="P30"/>
        </text:list-item>
        <text:list-item>
          <text:p text:style-name="P31"><text:span text:style-name="T3"><text:s/></text:span><text:span text:style-name="T5">Name of *company/firm of the judicial manager(s):</text:span></text:p>
        </text:list-item>
      </text:list>
      <text:p text:style-name="P9">Address of *company/firm:</text:p>
      <text:p text:style-name="P10">Signature: <text:tab/></text:p>
      <text:p text:style-name="P11">Name of *Petitioner/Solicitor for the Petitioner<text:bookmark text:name="_GoBack"/></text:p>
      <text:p text:style-name="P12">* Delete where inapplicable.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<text:span text:style-name="T11">Lodged in the office of the Registrar of Companies &amp; </text:span><text:span text:style-name="T12">Businesses by</text:span></text:p>
            <text:p text:style-name="P17">Name:</text:p>
            <text:p text:style-name="P19">Address:</text:p>
            <text:p text:style-name="P20"><text:span text:style-name="T14">A/c No:<text:tab/></text:span><text:span text:style-name="T13">Tel No:</text:span></text:p>
            <text:p text:style-name="P21">Fax No: </text:p>
          </table:table-cell>
          <table:table-cell table:style-name="Table3.B1" office:value-type="string">
            <text:p text:style-name="P15">For Official Use</text:p>
            <text:p text:style-name="P16">_______________________________________</text:p>
            <text:p text:style-name="P22">Date of Registration:</text:p>
            <text:p text:style-name="P23">Receipt No:</text:p>
            <text:p text:style-name="P1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5.73mm" fo:margin-left="18.49mm" fo:margin-right="13.25mm" style:writing-mode="lr-tb" style:layout-grid-color="#c0c0c0" style:layout-grid-lines="265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2</meta:editing-cycles>
    <meta:creation-date>2015-12-18T10:02:00</meta:creation-date>
    <dc:date>2016-01-13T13:51:27</dc:date>
    <meta:editing-duration>PT4M38S</meta:editing-duration>
    <meta:generator>LibreOffice/3.5$Linux_X86_64 LibreOffice_project/350m1$Build-2</meta:generator>
    <meta:document-statistic meta:table-count="3" meta:image-count="0" meta:object-count="0" meta:page-count="1" meta:paragraph-count="24" meta:word-count="128" meta:character-count="868" meta:non-whitespace-character-count="7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